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9pt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metimes the communication time towards server will be very, very long, and then we wrongly show stuff in GUI and forgets to reset things since they happen when a command finishes</text:h>
      <text:p text:style-name="Text_20_body">This causes the following call stack</text:p>
      <text:p text:style-name="Text_20_body"/>
      <text:p text:style-name="Text_20_body"><text:s/><text:span text:style-name="T1"><text:tab/>MesserSmash.exe!MesserSmash.Commands.LevelWonCommand.onRoundResponse(MesserSmash.Commands.RequestLevelHighscoresCommand cmd) Line 30<text:tab/>C#</text:span></text:p>
      <text:p text:style-name="P1">&gt;<text:tab/>MesserSmash.exe!MesserSmash.Commands.RequestLevelHighscoresCommand.onResponse(int rc, string data) Line 53 + 0x11 bytes<text:tab/>C#</text:p>
      <text:p text:style-name="P1"><text:s/><text:tab/>SharedSmashResources.dll!SharedSmashResources.LocalServer.requestHighscores(System.Action&lt;int,string&gt; cb, System.Collections.Generic.Dictionary&lt;string,object&gt; data) Line 99 + 0x10 bytes<text:tab/>C#</text:p>
      <text:p text:style-name="P1"><text:s/><text:tab/>MesserSmash.exe!MesserSmash.Commands.RequestLevelHighscoresCommand..ctor.AnonymousMethod__1() Line 35 + 0x37 bytes<text:tab/>C#</text:p>
      <text:p text:style-name="P1"><text:s/><text:tab/>[External Code]<text:tab/></text:p>
      <text:p text:style-name="P1"/>
      <text:p text:style-name="Standard">Basically, <text:s/>we do an internet request and then we decide to continue in game despite getting a response or not (timeout). And then when we do get a response, new states are triggered (show game over screen or whatever).</text:p>
      <text:p text:style-name="Standard"/>
      <text:p text:style-name="Standard">Need to find a solution for solving this, maybe save some kind of ID on each request and if we do get a "timeout" the logic there does not happen... Maybe not use commands as "long living items" (probably best solution). And instead store any data that needs to be stored intermediary inside GUI-scree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49S</meta:editing-duration>
    <meta:editing-cycles>4</meta:editing-cycles>
    <meta:generator>OpenOffice.org/3.3$Win32 OpenOffice.org_project/330m20$Build-9567</meta:generator>
    <dc:date>2013-06-17T22:16:47.84</dc:date>
    <dc:creator>Daniel Dahlkvist</dc:creator>
    <meta:document-statistic meta:table-count="0" meta:image-count="0" meta:object-count="0" meta:page-count="1" meta:paragraph-count="9" meta:word-count="165" meta:character-count="1327"/>
    <meta:user-defined meta:name="Info 1"/>
    <meta:user-defined meta:name="Info 2"/>
    <meta:user-defined meta:name="Info 3"/>
    <meta:user-defined meta:name="Info 4"/>
  </office:meta>
</office:document-meta>
</file>